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2pt" style:text-underline-style="solid" style:text-underline-width="auto" style:text-underline-color="font-color" officeooo:rsid="002a92b9" officeooo:paragraph-rsid="002a92b9" style:font-size-asian="10.5pt" style:font-size-complex="12pt"/>
    </style:style>
    <style:style style:name="P2"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00653" officeooo:paragraph-rsid="0034afa1" style:font-size-asian="13pt" style:font-style-asian="normal" style:font-size-complex="13pt" style:font-style-complex="normal"/>
    </style:style>
    <style:style style:name="P3"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4afa1" officeooo:paragraph-rsid="0034f2c5" style:font-size-asian="13pt" style:font-style-asian="normal" style:font-size-complex="13pt" style:font-style-complex="normal"/>
    </style:style>
    <style:style style:name="P4"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4afa1" officeooo:paragraph-rsid="003698e0" style:font-size-asian="13pt" style:font-style-asian="normal" style:font-size-complex="13pt" style:font-style-complex="normal"/>
    </style:style>
    <style:style style:name="P5"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4afa1" officeooo:paragraph-rsid="003cbac8" style:font-size-asian="13pt" style:font-style-asian="normal" style:font-size-complex="13pt" style:font-style-complex="normal"/>
    </style:style>
    <style:style style:name="P6"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4f2c5" officeooo:paragraph-rsid="0034f2c5" style:font-size-asian="13pt" style:font-style-asian="normal" style:font-size-complex="13pt" style:font-style-complex="normal"/>
    </style:style>
    <style:style style:name="P7"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698e0" officeooo:paragraph-rsid="003698e0" style:font-size-asian="13pt" style:font-style-asian="normal" style:font-size-complex="13pt" style:font-style-complex="normal"/>
    </style:style>
    <style:style style:name="P8"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73095" officeooo:paragraph-rsid="00373095" style:font-size-asian="13pt" style:font-style-asian="normal" style:font-size-complex="13pt" style:font-style-complex="normal"/>
    </style:style>
    <style:style style:name="P9"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74286" officeooo:paragraph-rsid="00374286" style:font-size-asian="13pt" style:font-style-asian="normal" style:font-size-complex="13pt" style:font-style-complex="normal"/>
    </style:style>
    <style:style style:name="P10" style:family="paragraph" style:parent-style-name="Standard">
      <style:paragraph-properties fo:line-height="100%" fo:text-align="start" style:justify-single-word="false">
        <style:tab-stops>
          <style:tab-stop style:position="13.36cm"/>
        </style:tab-stops>
      </style:paragraph-properties>
      <style:text-properties style:font-name="Liberation Sans" fo:font-size="13pt" fo:font-style="normal" style:text-underline-style="none" officeooo:rsid="003b4991" officeooo:paragraph-rsid="003b4991" style:font-size-asian="13pt" style:font-style-asian="normal" style:font-size-complex="13pt" style:font-style-complex="normal"/>
    </style:style>
    <style:style style:name="P11"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3pt" style:text-underline-style="solid" style:text-underline-width="auto" style:text-underline-color="font-color" officeooo:rsid="0019667b" officeooo:paragraph-rsid="00219dff" style:font-size-asian="13pt" style:font-size-complex="13pt"/>
    </style:style>
    <style:style style:name="P12"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3pt" style:text-underline-style="none" officeooo:rsid="00219dff" officeooo:paragraph-rsid="00219dff" style:font-size-asian="13pt" style:font-size-complex="13pt"/>
    </style:style>
    <style:style style:name="P13" style:family="paragraph" style:parent-style-name="Standard">
      <style:paragraph-properties fo:line-height="100%" fo:text-align="justify" style:justify-single-word="false">
        <style:tab-stops>
          <style:tab-stop style:position="13.36cm"/>
        </style:tab-stops>
      </style:paragraph-properties>
      <style:text-properties style:font-name="Liberation Sans" fo:font-size="13pt" style:text-underline-style="none" officeooo:rsid="00219dff" officeooo:paragraph-rsid="002212bc" style:font-size-asian="13pt" style:font-size-complex="13pt"/>
    </style:style>
    <style:style style:name="P14" style:family="paragraph" style:parent-style-name="Standard">
      <style:paragraph-properties fo:line-height="100%" fo:text-align="start" style:justify-single-word="false">
        <style:tab-stops>
          <style:tab-stop style:position="13.36cm"/>
        </style:tab-stops>
      </style:paragraph-properties>
      <style:text-properties style:text-underline-style="none" officeooo:rsid="002ff06a" officeooo:paragraph-rsid="002ff06a"/>
    </style:style>
    <style:style style:name="P15" style:family="paragraph" style:parent-style-name="Standard">
      <style:paragraph-properties fo:line-height="100%" fo:text-align="justify" style:justify-single-word="false">
        <style:tab-stops>
          <style:tab-stop style:position="13.36cm"/>
        </style:tab-stops>
      </style:paragraph-properties>
      <style:text-properties fo:font-size="13pt" style:text-underline-style="solid" style:text-underline-width="auto" style:text-underline-color="font-color" officeooo:rsid="00300653" officeooo:paragraph-rsid="00300653" style:font-size-asian="13pt" style:font-size-complex="13pt"/>
    </style:style>
    <style:style style:name="P16" style:family="paragraph" style:parent-style-name="Standard">
      <style:paragraph-properties fo:line-height="100%" fo:text-align="start" style:justify-single-word="false">
        <style:tab-stops>
          <style:tab-stop style:position="13.36cm"/>
        </style:tab-stops>
      </style:paragraph-properties>
      <style:text-properties fo:font-size="13pt" style:text-underline-style="none" officeooo:rsid="002a92b9" officeooo:paragraph-rsid="002a92b9" style:font-size-asian="13pt" style:font-size-complex="13pt"/>
    </style:style>
    <style:style style:name="P17" style:family="paragraph" style:parent-style-name="Standard">
      <style:paragraph-properties fo:line-height="100%" fo:text-align="start" style:justify-single-word="false">
        <style:tab-stops>
          <style:tab-stop style:position="13.36cm"/>
        </style:tab-stops>
      </style:paragraph-properties>
      <style:text-properties fo:font-size="13pt" style:text-underline-style="none" officeooo:rsid="002a92b9" officeooo:paragraph-rsid="002b8a72" style:font-size-asian="13pt" style:font-size-complex="13pt"/>
    </style:style>
    <style:style style:name="P18" style:family="paragraph" style:parent-style-name="Standard">
      <style:paragraph-properties fo:line-height="100%" fo:text-align="start" style:justify-single-word="false">
        <style:tab-stops>
          <style:tab-stop style:position="13.36cm"/>
        </style:tab-stops>
      </style:paragraph-properties>
      <style:text-properties fo:font-size="13pt" style:text-underline-style="none" officeooo:rsid="002c6ade" officeooo:paragraph-rsid="002c6ade" style:font-size-asian="13pt" style:font-size-complex="13pt"/>
    </style:style>
    <style:style style:name="P19" style:family="paragraph" style:parent-style-name="Standard">
      <style:paragraph-properties fo:line-height="100%" fo:text-align="justify" style:justify-single-word="false">
        <style:tab-stops>
          <style:tab-stop style:position="13.36cm"/>
        </style:tab-stops>
      </style:paragraph-properties>
      <style:text-properties fo:font-size="13pt" fo:font-style="normal" style:text-underline-style="solid" style:text-underline-width="auto" style:text-underline-color="font-color" officeooo:rsid="002a92b9" officeooo:paragraph-rsid="00300653" style:font-size-asian="13pt" style:font-style-asian="normal" style:font-size-complex="13pt" style:font-style-complex="normal"/>
    </style:style>
    <style:style style:name="P20" style:family="paragraph" style:parent-style-name="Standard">
      <style:paragraph-properties fo:line-height="100%" fo:text-align="justify" style:justify-single-word="false">
        <style:tab-stops>
          <style:tab-stop style:position="13.36cm"/>
        </style:tab-stops>
      </style:paragraph-properties>
      <style:text-properties fo:font-size="13pt" fo:font-style="normal" style:text-underline-style="none" officeooo:rsid="00300653" officeooo:paragraph-rsid="00300653" style:font-size-asian="13pt" style:font-style-asian="normal" style:font-size-complex="13pt" style:font-style-complex="normal"/>
    </style:style>
    <style:style style:name="P21" style:family="paragraph" style:parent-style-name="Standard">
      <style:paragraph-properties fo:line-height="100%" fo:text-align="start" style:justify-single-word="false">
        <style:tab-stops>
          <style:tab-stop style:position="13.36cm"/>
        </style:tab-stops>
      </style:paragraph-properties>
      <style:text-properties fo:font-size="13pt" fo:font-style="normal" style:text-underline-style="none" officeooo:rsid="00318755" officeooo:paragraph-rsid="00318755" style:font-size-asian="13pt" style:font-style-asian="normal" style:font-size-complex="13pt" style:font-style-complex="normal"/>
    </style:style>
    <style:style style:name="P22" style:family="paragraph" style:parent-style-name="Standard">
      <style:paragraph-properties fo:line-height="100%" fo:text-align="start" style:justify-single-word="false">
        <style:tab-stops>
          <style:tab-stop style:position="13.36cm"/>
        </style:tab-stops>
      </style:paragraph-properties>
      <style:text-properties fo:font-size="13pt" fo:font-style="normal" style:text-underline-style="none" officeooo:rsid="0031a0c7" officeooo:paragraph-rsid="0031a0c7" style:font-size-asian="13pt" style:font-style-asian="normal" style:font-size-complex="13pt" style:font-style-complex="normal"/>
    </style:style>
    <style:style style:name="P23" style:family="paragraph" style:parent-style-name="Standard">
      <style:paragraph-properties fo:line-height="100%" fo:text-align="start" style:justify-single-word="false">
        <style:tab-stops>
          <style:tab-stop style:position="13.36cm"/>
        </style:tab-stops>
      </style:paragraph-properties>
      <style:text-properties fo:font-style="normal" style:text-underline-style="none" officeooo:rsid="001d22ef" officeooo:paragraph-rsid="002ff06a" style:font-style-asian="normal" style:font-style-complex="normal"/>
    </style:style>
    <style:style style:name="P24" style:family="paragraph" style:parent-style-name="Pied_20_de_20_page1">
      <style:paragraph-properties style:border-line-width-top="0.026cm 0.026cm 0.106cm" fo:padding-left="0cm" fo:padding-right="0cm" fo:padding-top="0.035cm" fo:padding-bottom="0cm" fo:border-left="none" fo:border-right="none" fo:border-top="4.51pt double #585858" fo:border-bottom="none"/>
      <style:text-properties officeooo:paragraph-rsid="00178afe"/>
    </style:style>
    <style:style style:name="P25" style:family="paragraph" style:parent-style-name="Preformatted_20_Text" style:master-page-name="Standard">
      <style:paragraph-properties fo:line-height="100%" fo:text-align="center" style:justify-single-word="false" style:page-number="auto">
        <style:tab-stops>
          <style:tab-stop style:position="13.36cm"/>
        </style:tab-stops>
      </style:paragraph-properties>
      <style:text-properties style:font-name="Liberation Sans" fo:font-size="18pt" style:text-underline-style="none" fo:font-weight="bold" officeooo:rsid="002a92b9" officeooo:paragraph-rsid="002a92b9" style:font-size-asian="18pt" style:font-weight-asian="bold" style:font-size-complex="18pt" style:font-weight-complex="bold"/>
    </style:style>
    <style:style style:name="T1" style:family="text">
      <style:text-properties style:font-name="Calibri Light"/>
    </style:style>
    <style:style style:name="T2" style:family="text">
      <style:text-properties style:font-name="Calibri Light" officeooo:rsid="00178afe"/>
    </style:style>
    <style:style style:name="T3" style:family="text">
      <style:text-properties officeooo:rsid="00178afe"/>
    </style:style>
    <style:style style:name="T4" style:family="text">
      <style:text-properties style:font-name="Courier" fo:font-size="12pt" officeooo:rsid="001db45d" style:font-size-asian="10.5pt" style:font-size-complex="12pt"/>
    </style:style>
    <style:style style:name="T5" style:family="text">
      <style:text-properties style:font-name="Courier" fo:font-size="12pt" officeooo:rsid="002ff06a" style:font-size-asian="10.5pt" style:font-size-complex="12pt"/>
    </style:style>
    <style:style style:name="T6" style:family="text">
      <style:text-properties style:font-name="Courier" officeooo:rsid="00219dff"/>
    </style:style>
    <style:style style:name="T7" style:family="text">
      <style:text-properties style:font-name="Courier" officeooo:rsid="0031a0c7"/>
    </style:style>
    <style:style style:name="T8" style:family="text">
      <style:text-properties style:font-name="Courier" officeooo:rsid="0034afa1"/>
    </style:style>
    <style:style style:name="T9" style:family="text">
      <style:text-properties style:font-name="Courier" fo:font-weight="normal" style:font-weight-asian="normal" style:font-weight-complex="normal"/>
    </style:style>
    <style:style style:name="T10" style:family="text">
      <style:text-properties style:font-name="Courier" fo:font-weight="normal" officeooo:rsid="00219dff" style:font-weight-asian="normal" style:font-weight-complex="normal"/>
    </style:style>
    <style:style style:name="T11" style:family="text">
      <style:text-properties style:font-name="Courier" fo:font-weight="normal" officeooo:rsid="0031a0c7" style:font-weight-asian="normal" style:font-weight-complex="normal"/>
    </style:style>
    <style:style style:name="T12" style:family="text">
      <style:text-properties officeooo:rsid="002212bc"/>
    </style:style>
    <style:style style:name="T13" style:family="text">
      <style:text-properties style:font-name="Liberation Sans"/>
    </style:style>
    <style:style style:name="T14" style:family="text">
      <style:text-properties style:font-name="Liberation Sans" fo:font-size="12pt" style:font-size-asian="10.5pt" style:font-size-complex="12pt"/>
    </style:style>
    <style:style style:name="T15" style:family="text">
      <style:text-properties style:font-name="Liberation Sans" fo:font-size="12pt" officeooo:rsid="002ff06a" style:font-size-asian="10.5pt" style:font-size-complex="12pt"/>
    </style:style>
    <style:style style:name="T16" style:family="text">
      <style:text-properties style:font-name="Liberation Sans" fo:font-size="12pt" officeooo:rsid="00300653" style:font-size-asian="10.5pt" style:font-size-complex="12pt"/>
    </style:style>
    <style:style style:name="T17" style:family="text">
      <style:text-properties style:font-name="Liberation Sans" officeooo:rsid="002b8a72"/>
    </style:style>
    <style:style style:name="T18" style:family="text">
      <style:text-properties style:font-name="Liberation Sans" officeooo:rsid="002a92b9"/>
    </style:style>
    <style:style style:name="T19" style:family="text">
      <style:text-properties style:font-name="Liberation Sans" officeooo:rsid="002c6ade"/>
    </style:style>
    <style:style style:name="T20" style:family="text">
      <style:text-properties style:font-name="Liberation Sans" officeooo:rsid="002e5c36"/>
    </style:style>
    <style:style style:name="T21" style:family="text">
      <style:text-properties style:font-name="Liberation Sans" officeooo:rsid="002ff06a"/>
    </style:style>
    <style:style style:name="T22" style:family="text">
      <style:text-properties style:font-name="Liberation Sans" officeooo:rsid="00300653"/>
    </style:style>
    <style:style style:name="T23" style:family="text">
      <style:text-properties style:font-name="Liberation Sans" officeooo:rsid="0031a0c7"/>
    </style:style>
    <style:style style:name="T24" style:family="text">
      <style:text-properties officeooo:rsid="0031a0c7"/>
    </style:style>
    <style:style style:name="T25" style:family="text">
      <style:text-properties fo:font-weight="bold" style:font-weight-asian="bold" style:font-weight-complex="bold"/>
    </style:style>
    <style:style style:name="T26" style:family="text">
      <style:text-properties fo:font-weight="bold" officeooo:rsid="0034f2c5" style:font-weight-asian="bold" style:font-weight-complex="bold"/>
    </style:style>
    <style:style style:name="T27" style:family="text">
      <style:text-properties fo:font-weight="bold" officeooo:rsid="003698e0"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31a0c7" style:font-weight-asian="normal" style:font-weight-complex="normal"/>
    </style:style>
    <style:style style:name="T30" style:family="text">
      <style:text-properties fo:font-weight="normal" officeooo:rsid="0034f2c5" style:font-weight-asian="normal" style:font-weight-complex="normal"/>
    </style:style>
    <style:style style:name="T31" style:family="text">
      <style:text-properties fo:font-weight="normal" officeooo:rsid="003698e0" style:font-weight-asian="normal" style:font-weight-complex="normal"/>
    </style:style>
    <style:style style:name="T32" style:family="text">
      <style:text-properties fo:font-weight="normal" officeooo:rsid="00373095" style:font-weight-asian="normal" style:font-weight-complex="normal"/>
    </style:style>
    <style:style style:name="T33" style:family="text">
      <style:text-properties fo:font-weight="normal" officeooo:rsid="00390eda" style:font-weight-asian="normal" style:font-weight-complex="normal"/>
    </style:style>
    <style:style style:name="T34" style:family="text">
      <style:text-properties fo:font-weight="normal" officeooo:rsid="0034afa1" style:font-weight-asian="normal" style:font-weight-complex="normal"/>
    </style:style>
    <style:style style:name="T35" style:family="text">
      <style:text-properties fo:font-weight="normal" officeooo:rsid="003cbac8"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x d’implémentation</text:p>
      <text:p text:style-name="P1"/>
      <text:p text:style-name="P15"><text:span text:style-name="T13">Entrée/sortie</text:span></text:p>
      <text:p text:style-name="P18"><text:span text:style-name="T13">On propose à l’utilisateur une série d’appel système : <text:s/></text:span><text:span text:style-name="T18">putChar, putInt, putString, getChar, getInt, getString.</text:span></text:p>
      <text:p text:style-name="P16"><text:span text:style-name="T19">Chacun de ces appels système </text:span><text:span text:style-name="T20">prépare</text:span><text:span text:style-name="T19"> </text:span><text:span text:style-name="T13">une exception </text:span><text:span text:style-name="T20">qui sera levée ultérieurement.</text:span><text:span text:style-name="T13"> </text:span><text:span text:style-name="T20">Quand l’exception est attrapée, une fonction particulière pour l’exception s’exécute. Nous l’appelerons fonction-exception. Cette fonction appel</text:span><text:span text:style-name="T21">le</text:span><text:span text:style-name="T20"> alors une</text:span><text:span text:style-name="T13"> fonction noyau </text:span><text:span text:style-name="T20">qui réalisera l’action voulue au niveau noyau.</text:span></text:p>
      <text:p text:style-name="P16"><text:span text:style-name="T13">Le registre 4 contient les paramètres d’entrée </text:span><text:span text:style-name="T20">des fonctions-exceptions associées aux appels</text:span><text:span text:style-name="T13"> putChat </text:span><text:span text:style-name="T21">et</text:span><text:span text:style-name="T13"> putInt.</text:span></text:p>
      <text:p text:style-name="P17"><text:span text:style-name="T13">Les </text:span><text:span text:style-name="T20">fonctions-</text:span><text:span text:style-name="T17">exceptions associées à getChar et getInt </text:span><text:span text:style-name="T21">récupèrent la valeur de retour grâce à l’appel des fonctions noyaux puis </text:span><text:span text:style-name="T17">place le résultat de l’appel dans le registre 2.</text:span></text:p>
      <text:p text:style-name="P14"><text:span text:style-name="T14">Les fonctions-exceptions associées à putString et getString vont directement lire et écrire en mémoire. Elles récupèrent les adresses des paramètres au lieu des paramètres.</text:span></text:p>
      <text:p text:style-name="P14"><text:span text:style-name="T14">Pour cela on utilise 2 fonctions :</text:span></text:p>
      <text:p text:style-name="P23"><text:span text:style-name="T4">copyStringFromMachin</text:span><text:span text:style-name="T5">e </text:span><text:span text:style-name="T15">: R</text:span><text:span text:style-name="T16">écupère</text:span><text:span text:style-name="T15"> la chaine de caractère qui se trouve à l’adresse qui lui est donnée en paramètre.</text:span></text:p>
      <text:p text:style-name="P23"><text:span text:style-name="T4">writeStringToMachine</text:span><text:span text:style-name="T5"> </text:span><text:span text:style-name="T15">: Ecrit la chaine de caractère à l’adresse qui lui est donnée en paramètre.</text:span></text:p>
      <text:p text:style-name="P21"><text:span text:style-name="T13">Pour satisfaire le multithreading, nous décidons de synchroniser les entrées/sorties. Nous ajoutons donc 2 sémaphores, un pour la lecture, un pour l’écriture.</text:span></text:p>
      <text:p text:style-name="P21"><text:span text:style-name="T13"/></text:p>
      <text:p text:style-name="P19"><text:span text:style-name="T21">Etape </text:span><text:span text:style-name="T22">3</text:span><text:span text:style-name="T21"> :</text:span></text:p>
      <text:p text:style-name="P20"><text:span text:style-name="T21">D</text:span><text:span text:style-name="T13">ans cette étape nous ajoutons les appels systèmes permettant de gérer des thread</text:span><text:span text:style-name="T23">s</text:span><text:span text:style-name="T13"> : <text:s/></text:span><text:span text:style-name="T6">UserThreadCreate, UserThreadExit, UserThreadJoin.</text:span></text:p>
      <text:p text:style-name="P22"><text:span text:style-name="T13">Sur le même schéma que précédemment, chacun de ces appels va générer une exception qui appelera alors les fonctions noyaux : </text:span></text:p>
      <text:p text:style-name="P2"><text:span text:style-name="T7">do_</text:span><text:span text:style-name="T6">UserThreadCreate : </text:span><text:span text:style-name="T24">Créer un thread qui excécutera une certaine fonction f avec l’argument arg.</text:span></text:p>
      <text:p text:style-name="P2"><text:span text:style-name="T8">d</text:span><text:span text:style-name="T7">o_</text:span><text:span text:style-name="T6">UserThreadExit : </text:span><text:span text:style-name="T24">Détruit</text:span><text:span text:style-name="T29"> un thread</text:span></text:p>
      <text:p text:style-name="P2"><text:span text:style-name="T7">do_</text:span><text:span text:style-name="T6">UserThreadJoin: </text:span><text:span text:style-name="T24">Attend la terminaison d’</text:span><text:span text:style-name="T29">un thread</text:span></text:p>
      <text:p text:style-name="P2"><text:span text:style-name="T29"/></text:p>
      <text:p text:style-name="P10"><text:soft-page-break/><text:span text:style-name="T28">Pour l’implémentation des threads nous faisons les choix suivants : <text:s/></text:span></text:p>
      <text:p text:style-name="P7"><text:span text:style-name="T28">Pour le bon fonctionnement de threadJoin, on associe à chaque thread un identifiant unique qui est renvoyé à l’utilisateur à la création du thread.</text:span></text:p>
      <text:p text:style-name="P4"><text:span text:style-name="T31">Afin de conserver une trace de tous les threads qui tournent sur le même processus, on place une liste de thread dans addrSpace (vu qu’un espace d’adressage est associé à un processus)</text:span></text:p>
      <text:p text:style-name="P7"><text:span text:style-name="T28">Tous les threads d’un même processus partagent le même espace d’adressage. Lors de sa création un thread prend l’espace d’adressage du thread appelant. </text:span><text:span text:style-name="T32">Cependant chacun des threads doit avoir sa propre pile. Il faut donc réserver une partie de l’espace d’adressage pour que chacun des threads puisse y placer sa pile. </text:span></text:p>
      <text:p text:style-name="P8"><text:span text:style-name="T28">Nous avons alors besoin d’un entier (compris entre 0 et le nombre de max de threads par processus) propre à chacun des threads pour décaler sa pile. Cet entier devient un attribut de la classe thread. Il est donné grâce à une bitmap propre à chaque espace adressage. </text:span></text:p>
      <text:p text:style-name="P9"><text:span text:style-name="T28">La fonction </text:span><text:span text:style-name="T11">do_</text:span><text:span text:style-name="T10">UserThreadCreate </text:span><text:span text:style-name="T32">p</text:span><text:span text:style-name="T28">ermet d’insérer le thread créé dans l’ordonnanceur avec comme fonction principale </text:span><text:span text:style-name="T9">Start</text:span><text:span text:style-name="T10">UserThread </text:span><text:span text:style-name="T28">qui prend comme argument le pointeur sur la fonction f (celle que le thread utilisateur doit exécuter). Il n’y a donc pas de place pour passer l’argument de la fonction f. Nous ajoutons donc un attribut argUser dans thread pour enregistrer l’argument passé par l’utilisateur. </text:span></text:p>
      <text:p text:style-name="P10"><text:span text:style-name="T28">Grâce à la bitmap nous pouvons également savoir si le nombre maximum de thread pour un processus est atteint. Si ce cas se présente, le thread n’est pas créé, un message d’avertissement pour l’utilisateur est envoyé.</text:span></text:p>
      <text:p text:style-name="P9"><text:span text:style-name="T28">C’est donc la fonction <text:s/></text:span><text:span text:style-name="T9">Start</text:span><text:span text:style-name="T10">UserThread </text:span><text:span text:style-name="T28">qui executera la </text:span><text:span text:style-name="T33">fonction</text:span><text:span text:style-name="T28"> f avec l’argument arg </text:span><text:span text:style-name="T33">présent en tant qu’attribut dans le thread.</text:span></text:p>
      <text:p text:style-name="P9"><text:span text:style-name="T34"/></text:p>
      <text:p text:style-name="P3"><text:span text:style-name="T27">Pour résumé : q</text:span><text:span text:style-name="T25">uand un thread </text:span><text:span text:style-name="T26">utilisateur</text:span><text:span text:style-name="T25"> est créé</text:span><text:span text:style-name="T28"> :</text:span></text:p>
      <text:p text:style-name="P3"><text:span text:style-name="T30">- </text:span><text:span text:style-name="T35">U</text:span><text:span text:style-name="T28">n ID unique </text:span><text:span text:style-name="T35">lui est attribué.</text:span></text:p>
      <text:p text:style-name="P5"><text:span text:style-name="T31">- </text:span><text:span text:style-name="T35">L’</text:span><text:span text:style-name="T31">argument de la fonction qu’il va exécuter </text:span><text:span text:style-name="T35">est sauvegardé.</text:span></text:p>
      <text:p text:style-name="P3"><text:span text:style-name="T30">- </text:span><text:span text:style-name="T35">Son espace d’adressage devient celui </text:span><text:span text:style-name="T30">du thread appelant.</text:span></text:p>
      <text:p text:style-name="P3"><text:span text:style-name="T30">- </text:span><text:span text:style-name="T35">Il est ajouté</text:span><text:span text:style-name="T30"> à la liste de</text:span><text:span text:style-name="T31">s</text:span><text:span text:style-name="T30"> thread</text:span><text:span text:style-name="T31">s</text:span><text:span text:style-name="T30"> de </text:span><text:span text:style-name="T35">son</text:span><text:span text:style-name="T30"> espace d’adressage.</text:span></text:p>
      <text:p text:style-name="P3"><text:span text:style-name="T30">- </text:span><text:span text:style-name="T35">La place pour</text:span><text:span text:style-name="T30"> sa pile </text:span><text:span text:style-name="T35">est résérvée</text:span><text:span text:style-name="T30">.</text:span></text:p>
      <text:p text:style-name="P6"><text:span text:style-name="T28">- </text:span><text:span text:style-name="T35">L</text:span><text:span text:style-name="T28">e thread </text:span><text:span text:style-name="T35">est placé </text:span><text:span text:style-name="T31">dans l’ordonnanceur.</text:span></text:p>
      <text:p text:style-name="P6"><text:span text:style-name="T29"/></text:p>
      <text:p text:style-name="P13"><text:soft-page-break/>Création d’une classe SynchListThread, pour gérer une liste de struct … (int tid (identifiant de thread) semaphore …). <text:span text:style-name="T12">Cela sera utile pour la fonction </text:span>UserThreadJoin.</text:p>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Légende1"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1" style:family="paragraph" style:parent-style-name="Standard" style:default-outline-level="">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Pied_20_de_20_page1" style:display-name="Pied de page1" style:family="paragraph" style:parent-style-name="Standard" style:default-outline-level="">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ontenu_20_de_20_cadre" style:display-name="Contenu de cadre" style:family="paragraph" style:parent-style-name="Standard" style:default-outline-level=""/>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En-tête_20_Car1" style:display-name="En-tête Car1" style:family="text" style:parent-style-name="Default_20_Paragraph_20_Font"/>
    <style:style style:name="Pied_20_de_20_page_20_Car1" style:display-name="Pied de page Car1"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ied_20_de_20_page1">
      <style:paragraph-properties style:border-line-width-top="0.026cm 0.026cm 0.106cm" fo:padding-left="0cm" fo:padding-right="0cm" fo:padding-top="0.035cm" fo:padding-bottom="0cm" fo:border-left="none" fo:border-right="none" fo:border-top="4.51pt double #585858" fo:border-bottom="none"/>
      <style:text-properties officeooo:paragraph-rsid="00178afe"/>
    </style:style>
    <style:style style:name="MT1" style:family="text">
      <style:text-properties style:font-name="Calibri Light" officeooo:rsid="00178afe"/>
    </style:style>
    <style:style style:name="MT2" style:family="text">
      <style:text-properties style:font-name="Calibri Light"/>
    </style:style>
    <style:style style:name="MT3" style:family="text">
      <style:text-properties officeooo:rsid="00178af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span text:style-name="MT1">NachOS / Design choices</text:span><text:span text:style-name="MT2"><text:tab/>Page </text:span><text:span text:style-name="MT2"><text:page-number text:select-page="current">3</text:page-number></text:span><text:tab/><text:span text:style-name="MT3">Groupe F</text:span></text:p>
        <text:p text:style-name="Pied_20_de_20_page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entin AULAGNIER</meta:initial-creator>
    <meta:editing-cycles>46</meta:editing-cycles>
    <meta:creation-date>2017-02-22T13:23:00</meta:creation-date>
    <dc:date>2017-12-20T15:55:25.611157769</dc:date>
    <dc:language>fr-FR</dc:language>
    <meta:editing-duration>PT5H5M48S</meta:editing-duration>
    <meta:generator>LibreOffice/5.1.6.2$Linux_X86_64 LibreOffice_project/10m0$Build-2</meta:generator>
    <meta:document-statistic meta:table-count="0" meta:image-count="0" meta:object-count="0" meta:page-count="3" meta:paragraph-count="34" meta:word-count="630" meta:character-count="4054" meta:non-whitespace-character-count="344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